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in" style:rel-column-width="13218*"/>
    </style:style>
    <style:style style:name="Table1.B" style:family="table-column">
      <style:table-column-properties style:column-width="4.375in" style:rel-column-width="42837*"/>
    </style:style>
    <style:style style:name="Table1.C" style:family="table-column">
      <style:table-column-properties style:column-width="0.9681in" style:rel-column-width="948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0db6c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32pt" fo:font-weight="bold" officeooo:rsid="000db6c0" officeooo:paragraph-rsid="000db6c0" style:font-size-asian="32pt" style:font-weight-asian="bold" style:font-size-complex="32pt" style:font-weight-complex="bold"/>
    </style:style>
    <style:style style:name="P3" style:family="paragraph" style:parent-style-name="Standard">
      <style:paragraph-properties fo:text-align="center" style:justify-single-word="false" fo:break-before="page"/>
      <style:text-properties style:font-name="Arial" fo:font-size="20pt" fo:font-weight="bold" officeooo:rsid="0014176d" officeooo:paragraph-rsid="000db6c0"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0db6c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0db6c0" officeooo:paragraph-rsid="000db6c0"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0db6c0" officeooo:paragraph-rsid="000db6c0"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officeooo:rsid="000db6c0" officeooo:paragraph-rsid="000db6c0" style:font-size-asian="10.5pt" style:font-size-complex="12pt"/>
    </style:style>
    <style:style style:name="P8" style:family="paragraph" style:parent-style-name="Table_20_Contents">
      <style:paragraph-properties fo:text-align="start" style:justify-single-word="false"/>
      <style:text-properties style:font-name="Arial" fo:font-size="12pt" fo:font-weight="normal" officeooo:rsid="000db6c0" officeooo:paragraph-rsid="000db6c0" style:font-size-asian="10.5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Arial" fo:font-size="12pt"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0db6c0"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fo:font-weight="normal" officeooo:rsid="00371127" officeooo:paragraph-rsid="000db6c0"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Arial" fo:font-size="12pt" fo:font-weight="normal" officeooo:rsid="00188d9d" officeooo:paragraph-rsid="000db6c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officeooo:rsid="000c5c97" officeooo:paragraph-rsid="000db6c0"/>
    </style:style>
    <style:style style:name="P14"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0ec60c" style:font-size-asian="20pt" style:font-style-asian="italic" style:font-weight-asian="bold" style:font-size-complex="20pt" style:font-style-complex="italic" style:font-weight-complex="bold"/>
    </style:style>
    <style:style style:name="P15"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0ec60c"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0ec60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style:text-underline-style="none" fo:font-weight="normal" officeooo:rsid="0017bff9" officeooo:paragraph-rsid="0017bff9" style:font-size-asian="10.5pt" style:font-style-asian="normal" style:font-weight-asian="normal" style:font-size-complex="12pt" style:font-style-complex="normal" style:font-weight-complex="normal"/>
    </style:style>
    <style:style style:name="P18" style:family="paragraph" style:parent-style-name="Standard">
      <style:text-properties style:font-name="Arial1" officeooo:rsid="000c5c97" officeooo:paragraph-rsid="0011b7b3"/>
    </style:style>
    <style:style style:name="P19" style:family="paragraph" style:parent-style-name="Standard">
      <style:text-properties style:font-name="Arial1" officeooo:rsid="0017bff9" officeooo:paragraph-rsid="0017bff9"/>
    </style:style>
    <style:style style:name="P20" style:family="paragraph" style:parent-style-name="Standard">
      <style:text-properties style:font-name="Arial1" officeooo:rsid="001bda81" officeooo:paragraph-rsid="001bda81"/>
    </style:style>
    <style:style style:name="P21" style:family="paragraph" style:parent-style-name="Standard">
      <style:paragraph-properties fo:text-align="center" style:justify-single-word="false" fo:break-before="page"/>
      <style:text-properties style:font-name="Arial1" fo:font-size="20pt" fo:font-style="italic" fo:font-weight="bold" officeooo:rsid="0017bff9" officeooo:paragraph-rsid="0017bff9" style:font-size-asian="17.5pt" style:font-style-asian="italic" style:font-weight-asian="bold" style:font-size-complex="20pt" style:font-style-complex="italic" style:font-weight-complex="bold"/>
    </style:style>
    <style:style style:name="P22" style:family="paragraph" style:parent-style-name="Standard">
      <style:paragraph-properties fo:text-align="start" style:justify-single-word="false"/>
      <style:text-properties style:font-name="Arial1" fo:font-size="12pt" fo:font-style="normal" fo:font-weight="normal" officeooo:rsid="0017bff9" officeooo:paragraph-rsid="0017bff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fo:break-before="page"/>
      <style:text-properties style:font-name="Arial1" fo:font-size="20pt" fo:font-style="italic" fo:font-weight="bold" officeooo:rsid="000ec60c" officeooo:paragraph-rsid="000ec60c" style:font-size-asian="17.5pt" style:font-style-asian="italic" style:font-weight-asian="bold" style:font-size-complex="20pt" style:font-style-complex="italic" style:font-weight-complex="bold"/>
    </style:style>
    <style:style style:name="P24" style:family="paragraph" style:parent-style-name="Standard">
      <style:paragraph-properties fo:text-align="start" style:justify-single-word="false"/>
      <style:text-properties style:font-name="Arial1" fo:font-size="12pt" fo:font-style="normal" fo:font-weight="normal" officeooo:rsid="000ec60c" officeooo:paragraph-rsid="000ec60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rial1" fo:font-size="15pt" fo:font-style="normal" fo:font-weight="bold" officeooo:rsid="00159469" officeooo:paragraph-rsid="00159469" style:font-size-asian="15pt" style:font-style-asian="normal" style:font-weight-asian="bold" style:font-size-complex="15pt" style:font-style-complex="normal" style:font-weight-complex="bold"/>
    </style:style>
    <style:style style:name="P26" style:family="paragraph" style:parent-style-name="Standard">
      <style:paragraph-properties fo:text-align="start" style:justify-single-word="false"/>
      <style:text-properties style:font-name="Arial1" fo:font-size="12pt" fo:font-style="normal" fo:font-weight="normal" officeooo:rsid="00153415" officeooo:paragraph-rsid="0015341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1" fo:font-size="12pt" fo:font-style="normal" fo:font-weight="normal" officeooo:rsid="00159469" officeooo:paragraph-rsid="0015946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rial1" fo:font-size="12pt" fo:font-style="normal" fo:font-weight="normal" officeooo:rsid="0015e628" officeooo:paragraph-rsid="0015e62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1" fo:font-size="12pt" fo:font-style="normal" fo:font-weight="normal" officeooo:rsid="0013abf4" officeooo:paragraph-rsid="0013abf4"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1" fo:font-size="12pt" fo:font-style="normal" fo:font-weight="normal" officeooo:rsid="00161473" officeooo:paragraph-rsid="0016147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rial1" fo:font-size="12pt" fo:font-style="normal" fo:font-weight="normal" officeooo:rsid="001a135f" officeooo:paragraph-rsid="001a135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1" fo:font-size="12pt" fo:font-style="normal" fo:font-weight="normal" officeooo:rsid="001bda81" officeooo:paragraph-rsid="001bda81"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0ec60c"/>
    </style:style>
    <style:style style:name="T3" style:family="text">
      <style:text-properties officeooo:rsid="0011980b"/>
    </style:style>
    <style:style style:name="T4" style:family="text">
      <style:text-properties officeooo:rsid="0030a4e9"/>
    </style:style>
    <style:style style:name="T5" style:family="text">
      <style:text-properties officeooo:rsid="0010c86f"/>
    </style:style>
    <style:style style:name="T6" style:family="text">
      <style:text-properties officeooo:rsid="000c9751"/>
    </style:style>
    <style:style style:name="T7" style:family="text">
      <style:text-properties officeooo:rsid="00109e2a"/>
    </style:style>
    <style:style style:name="T8" style:family="text">
      <style:text-properties officeooo:rsid="0015e628"/>
    </style:style>
    <style:style style:name="T9" style:family="text">
      <style:text-properties officeooo:rsid="00159469"/>
    </style:style>
    <style:style style:name="T10" style:family="text">
      <style:text-properties officeooo:rsid="00153415"/>
    </style:style>
    <style:style style:name="T11" style:family="text">
      <style:text-properties officeooo:rsid="0013a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ext:span text:style-name="T1">H</text:span>LTP/x25-32</text:p>
      <text:p text:style-name="P2">Processor</text:p>
      <text:p text:style-name="P2">Auxiliary</text:p>
      <text:p text:style-name="P2">Documentation</text:p>
      <text:p text:style-name="P3">Contents</text:p>
      <text:p text:style-name="P4"/>
      <text:p text:style-name="P5">Project adjacent notes:</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Title</text:p>
          </table:table-cell>
          <table:table-cell table:style-name="Table1.C1" office:value-type="string">
            <text:p text:style-name="P6">Page(s)</text:p>
          </table:table-cell>
        </table:table-row>
        <table:table-row>
          <table:table-cell table:style-name="Table1.A2" office:value-type="string">
            <text:p text:style-name="P7">1.1</text:p>
          </table:table-cell>
          <table:table-cell table:style-name="Table1.A2" office:value-type="string">
            <text:p text:style-name="P8">Why and how this project came to life</text:p>
          </table:table-cell>
          <table:table-cell table:style-name="Table1.C2" office:value-type="string">
            <text:p text:style-name="P9"/>
          </table:table-cell>
        </table:table-row>
        <table:table-row>
          <table:table-cell table:style-name="Table1.A2" office:value-type="string">
            <text:p text:style-name="P7">1.2</text:p>
          </table:table-cell>
          <table:table-cell table:style-name="Table1.A2" office:value-type="string">
            <text:p text:style-name="P10">Notes, Limitations and Design Decisions regarding Emulation</text:p>
          </table:table-cell>
          <table:table-cell table:style-name="Table1.C2" office:value-type="string">
            <text:p text:style-name="P9"/>
          </table:table-cell>
        </table:table-row>
        <table:table-row>
          <table:table-cell table:style-name="Table1.A2" office:value-type="string">
            <text:p text:style-name="P7">1.3</text:p>
          </table:table-cell>
          <table:table-cell table:style-name="Table1.A2" office:value-type="string">
            <text:p text:style-name="P11">Future Plans / Extensions</text:p>
          </table:table-cell>
          <table:table-cell table:style-name="Table1.C2" office:value-type="string">
            <text:p text:style-name="P9"/>
          </table:table-cell>
        </table:table-row>
        <table:table-row>
          <table:table-cell table:style-name="Table1.A2" office:value-type="string">
            <text:p text:style-name="P7">1.<text:span text:style-name="T2">4</text:span></text:p>
          </table:table-cell>
          <table:table-cell table:style-name="Table1.A2" office:value-type="string">
            <text:p text:style-name="P12">Useful <text:span text:style-name="T3">R</text:span>esources</text:p>
          </table:table-cell>
          <table:table-cell table:style-name="Table1.C2" office:value-type="string">
            <text:p text:style-name="P9"/>
          </table:table-cell>
        </table:table-row>
      </table:table>
      <text:p text:style-name="P13"/>
      <text:p text:style-name="P14"><text:span text:style-name="T2">1.2</text:span>: <text:span text:style-name="T4">Notes, </text:span><text:span text:style-name="T5">Limitations and Design Decisions</text:span></text:p>
      <text:p text:style-name="P15">regarding Emulation</text:p>
      <text:p text:style-name="P16"/>
      <text:p text:style-name="P16">[TODO: Focus more on why the CPU was designed this way because of limitations by emulation; Not what limitations come from the emulation process.]</text:p>
      <text:p text:style-name="P16"/>
      <text:p text:style-name="P16">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16">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16">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16"/>
      <text:p text:style-name="P17">Do not replace all functions with pure logic counterparts, since this would mark the use of C# obsolete. Emulating the hardware layer seems to be a good tradeoff, since the CPU is most accurately emulated, while still retaining use of object orientation and abstraction.</text:p>
      <text:p text:style-name="P16"/>
      <text:p text:style-name="P18">Emulator usage, <text:span text:style-name="T6">caveats, performance</text:span></text:p>
      <text:p text:style-name="P18"/>
      <text:p text:style-name="P19">Paradigms</text:p>
      <text:p text:style-name="P19"/>
      <text:p text:style-name="P20">Inspiration: x86, ARMv7 (latest 32-bit), 6502</text:p>
      <text:p text:style-name="P21">1.3: Future Plans / Extensions</text:p>
      <text:p text:style-name="P22"/>
      <text:p text:style-name="P22">Architecture may be subject to drastic changes. Backwards compatibility to be announced, when architecture implementation sufficiently satisfying.</text:p>
      <text:p text:style-name="P22"/>
      <text:p text:style-name="P22">Roadmap:</text:p>
      <text:p text:style-name="P22">-</text:p>
      <text:p text:style-name="P22">-</text:p>
      <text:p text:style-name="P22">-</text:p>
      <text:p text:style-name="P22">+ Milestones</text:p>
      <text:p text:style-name="P23">1.<text:span text:style-name="T7">4</text:span>: Useful Resources</text:p>
      <text:p text:style-name="P24"/>
      <text:p text:style-name="P25">1. General overview:</text:p>
      <text:p text:style-name="P26">Intuitive explanation of the Fetch-Decode-Execute cycle (video by Tom Scott on YouTube):</text:p>
      <text:p text:style-name="P26">- <text:a xlink:type="simple" xlink:href="https://www.youtube.com/watch?v=Z5JC9Ve1sfI" text:style-name="Internet_20_link" text:visited-style-name="Visited_20_Internet_20_Link">https://www.youtube.com/watch?v=Z5JC9Ve1sfI</text:a></text:p>
      <text:p text:style-name="P26"/>
      <text:p text:style-name="P27">Series: Computer architecture from scratch (by @CoreDumpped on YouTube):</text:p>
      <text:p text:style-name="P27">- <text:a xlink:type="simple" xlink:href="https://www.youtube.com/watch?v=HjneAhCy2N4&amp;list=PL9vTTBa7QaQOoMfpP3ztvgyQkPWDPfJez" text:style-name="Internet_20_link" text:visited-style-name="Visited_20_Internet_20_Link">https://www.youtube.com/watch?v=HjneAhCy2N4&amp;list=PL9vTTBa7QaQOoMfpP3ztvgyQkPWDPfJez</text:a></text:p>
      <text:p text:style-name="P27">Special mentions:</text:p>
      <text:p text:style-name="P27">- Video 3: Crafting a CPU to run programs</text:p>
      <text:p text:style-name="P27">- <text:span text:style-name="T8">Video 5: How computer processors run conditions and loops (esp. ALU flags)</text:span></text:p>
      <text:p text:style-name="P28">- Video 6: How the clock tells the CPU to "Move forward" (Again, FDX-Cycle)</text:p>
      <text:p text:style-name="P26"/>
      <text:p text:style-name="P26"/>
      <text:p text:style-name="P25">2. Detailed explanations:</text:p>
      <text:p text:style-name="P26">More detailed explanation<text:span text:style-name="T9">s</text:span> of the FDX cycle (video<text:span text:style-name="T9">s</text:span> <text:span text:style-name="T9">from YouTube</text:span>):</text:p>
      <text:p text:style-name="P26">- <text:a xlink:type="simple" xlink:href="https://www.youtube.com/watch?v=jFDMZpkUWCw" text:style-name="Internet_20_link" text:visited-style-name="Visited_20_Internet_20_Link">https://www.youtube.com/watch?v=jFDMZpkUWCw</text:a> <text:span text:style-name="T9">(by @ComputerScienceLessons)</text:span></text:p>
      <text:p text:style-name="P26">- <text:a xlink:type="simple" xlink:href="https://www.youtube.com/watch?v=XM4lGflQFvA" text:style-name="Internet_20_link" text:visited-style-name="Visited_20_Internet_20_Link">https://www.youtube.com/watch?v=XM4lGflQFvA</text:a> <text:span text:style-name="T9">(by @johnphilipjones)</text:span></text:p>
      <text:p text:style-name="P29"/>
      <text:p text:style-name="P29">Series: NAND to Tetris (by Hebrew University of Jerusalem, taught by Noam Nisan &amp; Shimon Schocken):</text:p>
      <text:p text:style-name="P29">- YT Playlist: <text:a xlink:type="simple" xlink:href="https://www.youtube.com/watch?v=LqirVc5SlW0&amp;list=PLrDd_kMiAuNmSb-CKWQqq9oBFN_KNMTaI&amp;index=1" text:style-name="Internet_20_link" text:visited-style-name="Visited_20_Internet_20_Link">https://www.youtube.com/watch?v=LqirVc5SlW0&amp;list=PLrDd_kMiAuNmSb-CKWQqq9oBFN_KNMTaI&amp;index=1</text:a></text:p>
      <text:p text:style-name="P29">- Website: <text:a xlink:type="simple" xlink:href="https://www.nand2tetris.org/" text:style-name="Internet_20_link" text:visited-style-name="Visited_20_Internet_20_Link">https://www.nand2tetris.org/</text:a></text:p>
      <text:p text:style-name="P29">Special mentions:</text:p>
      <text:p text:style-name="P29">- <text:span text:style-name="T10">Unit 2.4: Arithmetic Logic Unit</text:span></text:p>
      <text:p text:style-name="P29"/>
      <text:p text:style-name="P27">CPU Bus Structure:</text:p>
      <text:p text:style-name="P27">- <text:a xlink:type="simple" xlink:href="http://www.edwardbosworth.com/My5155_Slides/Chapter11/CPUBusStructure.htm" text:style-name="Internet_20_link" text:visited-style-name="Visited_20_Internet_20_Link">http://www.edwardbosworth.com/My5155_Slides/Chapter11/CPUBusStructure.htm</text:a></text:p>
      <text:p text:style-name="P24"/>
      <text:p text:style-name="P30">x86 Interrupts:</text:p>
      <text:p text:style-name="P30">- <text:a xlink:type="simple" xlink:href="https://pdos.csail.mit.edu/6.828/2005/lec/lec8-slides.pdf" text:style-name="Internet_20_link" text:visited-style-name="Visited_20_Internet_20_Link">https://pdos.csail.mit.edu/6.828/2005/lec/lec8-slides.pdf</text:a></text:p>
      <text:p text:style-name="P30">- <text:a xlink:type="simple" xlink:href="https://wiki.osdev.org/Interrupts" text:style-name="Internet_20_link" text:visited-style-name="Visited_20_Internet_20_Link">https://wiki.osdev.org/Interrupts</text:a></text:p>
      <text:p text:style-name="P30">- <text:a xlink:type="simple" xlink:href="https://wiki.osdev.org/Interrupt_Vector_Table" text:style-name="Internet_20_link" text:visited-style-name="Visited_20_Internet_20_Link">https://wiki.osdev.org/Interrupt_Vector_Table</text:a> (x86 IVT, comparable to x25/32 SHIT)</text:p>
      <text:p text:style-name="P24"/>
      <text:p text:style-name="P24"><text:span text:style-name="T11">Virtual memory emulation via sparse paging</text:span>:</text:p>
      <text:p text:style-name="P24"><text:span text:style-name="T11">- </text:span><text:a xlink:type="simple" xlink:href="https://github.com/archanox/Win32Emu/blob/15318808/Win32Emu/Memory/VirtualMemory.cs" text:style-name="Internet_20_link" text:visited-style-name="Visited_20_Internet_20_Link">https://github.com/archanox/Win32Emu/blob/15318808/Win32Emu/Memory/VirtualMemory.cs</text:a></text:p>
      <text:p text:style-name="P29">- <text:a xlink:type="simple" xlink:href="https://deepwiki.com/archanox/Win32Emu/6.1-virtualmemory-architecture" text:style-name="Internet_20_link" text:visited-style-name="Visited_20_Internet_20_Link">https://deepwiki.com/archanox/Win32Emu/6.1-virtualmemory-architecture</text:a></text:p>
      <text:p text:style-name="P29"/>
      <text:p text:style-name="P31">CPU flags / status register (via YouTube by @Intermation):</text:p>
      <text:p text:style-name="P31"><text:a xlink:type="simple" xlink:href="https://www.youtube.com/watch?v=7eaTT8PekE0" text:style-name="Internet_20_link" text:visited-style-name="Visited_20_Internet_20_Link">https://www.youtube.com/watch?v=7eaTT8PekE0</text:a></text:p>
      <text:p text:style-name="P31"/>
      <text:p text:style-name="P32">Series: 6502 computer (by Ben Eater):</text:p>
      <text:p text:style-name="P32">- <text:a xlink:type="simple" xlink:href="https://eater.net/6502" text:style-name="Internet_20_link" text:visited-style-name="Visited_20_Internet_20_Link">https://eater.net/650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5T16:15:39.244367400</meta:creation-date>
    <dc:date>2026-04-19T22:12:47.697546607</dc:date>
    <meta:editing-duration>PT48M40S</meta:editing-duration>
    <meta:editing-cycles>14</meta:editing-cycles>
    <meta:generator>LibreOffice/25.8.5.2$Linux_X86_64 LibreOffice_project/580$Build-2</meta:generator>
    <meta:document-statistic meta:table-count="1" meta:image-count="0" meta:object-count="0" meta:page-count="5" meta:paragraph-count="66" meta:word-count="512" meta:character-count="3895" meta:non-whitespace-character-count="3448"/>
  </office:meta>
</office:document-meta>
</file>